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libri" fo:font-size="18pt" fo:font-weight="bold" officeooo:rsid="00021b68" officeooo:paragraph-rsid="00021b68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style:font-name="Calibri" officeooo:rsid="00021b68" officeooo:paragraph-rsid="00021b68"/>
    </style:style>
    <style:style style:name="P3" style:family="paragraph" style:parent-style-name="Standard">
      <style:text-properties style:text-line-through-style="none" style:text-line-through-type="none" style:font-name="Calibri" officeooo:rsid="0007ade9" officeooo:paragraph-rsid="0007ade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63d8"/>
    </style:style>
    <style:style style:name="T3" style:family="text">
      <style:text-properties style:text-underline-style="long-dash" style:text-underline-width="auto" style:text-underline-color="font-color"/>
    </style:style>
    <style:style style:name="T4" style:family="text">
      <style:text-properties style:text-underline-style="long-dash" style:text-underline-width="auto" style:text-underline-color="#007f3b"/>
    </style:style>
    <style:style style:name="T5" style:family="text">
      <style:text-properties style:text-underline-style="none"/>
    </style:style>
    <style:style style:name="T6" style:family="text">
      <style:text-properties style:text-underline-style="long-dash" style:text-underline-width="auto" style:text-underline-color="font-color" officeooo:rsid="000bc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2"/>
      <text:p text:style-name="P3">Tipologie(<text:span text:style-name="T1">ID</text:span>, Nome)</text:p>
      <text:p text:style-name="P3">Regione(<text:span text:style-name="T1">ID</text:span>, Nome)</text:p>
      <text:p text:style-name="P3">Apicoltor<text:span text:style-name="T2">i</text:span>(<text:span text:style-name="T1">ID</text:span>, Nome, Cognome, Username, Password)</text:p>
      <text:p text:style-name="P3">Mieli(<text:span text:style-name="T1">ID</text:span>, Denominazione, <text:span text:style-name="T3">Tipologia</text:span>)</text:p>
      <text:p text:style-name="P3">Provinc<text:span text:style-name="T2">e</text:span>(<text:span text:style-name="T1">ID</text:span>, Nome, Sigla, <text:span text:style-name="T3">Regione</text:span>)</text:p>
      <text:p text:style-name="P3">Comun<text:span text:style-name="T2">i</text:span>(<text:span text:style-name="T1">ID</text:span>, Nome, <text:span text:style-name="T3">Provincia</text:span>)</text:p>
      <text:p text:style-name="P3">Localita(<text:span text:style-name="T1">ID</text:span>, Nome, <text:span text:style-name="T4">Comune</text:span>)</text:p>
      <text:p text:style-name="P3">Apiari(<text:span text:style-name="T1">Codice</text:span>, NumeroArnie, <text:span text:style-name="T3">Miele</text:span>, <text:span text:style-name="T3">Apicoltore</text:span><text:span text:style-name="T5">, </text:span><text:span text:style-name="T6">Localita</text:span>)</text:p>
      <text:p text:style-name="P3">Produzion<text:span text:style-name="T2">i</text:span>(<text:span text:style-name="T1">ID</text:span>, Anno, Quantita, <text:span text:style-name="T3">Apiario</text:span>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5:49:28.325898167</meta:creation-date>
    <dc:date>2025-04-25T17:13:45.911726398</dc:date>
    <meta:editing-duration>PT1H21M34S</meta:editing-duration>
    <meta:editing-cycles>5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0" meta:word-count="33" meta:character-count="317" meta:non-whitespace-character-count="294"/>
  </office:meta>
</office:document-meta>
</file>